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 fo:orphans="0" fo:widows="0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2193a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_20__28_user_29_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_20__28_user_29_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_20__28_user_29_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1" style:family="paragraph" style:parent-style-name="Standard_20__28_user_29_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2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3" style:family="paragraph" style:parent-style-name="Standard_20__28_user_29_">
      <style:paragraph-properties fo:orphans="0" fo:widows="0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4" style:family="paragraph" style:parent-style-name="Standard_20__28_user_29_">
      <style:paragraph-properties fo:margin-left="0cm" fo:margin-right="0cm" fo:text-indent="-1.251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P25" style:family="paragraph" style:parent-style-name="Standard_20__28_user_29_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9" style:family="paragraph" style:parent-style-name="Standard_20__28_user_29_">
      <style:paragraph-properties fo:text-align="center" style:justify-single-word="false" fo:orphans="0" fo:widows="0"/>
      <style:text-properties fo:font-weight="bold" style:font-weight-asian="bold"/>
    </style:style>
    <style:style style:name="P30" style:family="paragraph" style:parent-style-name="Standard_20__28_user_29_">
      <style:paragraph-properties fo:orphans="0" fo:widows="0"/>
      <style:text-properties fo:font-weight="bold" style:font-weight-asian="bold"/>
    </style:style>
    <style:style style:name="P31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size="12.5pt" style:font-size-asian="12.5pt" style:font-name-complex="Calibri1" style:font-size-complex="12.5pt"/>
    </style:style>
    <style:style style:name="T11" style:family="text">
      <style:text-properties style:font-name="Calibri" fo:language="en" fo:country="GB" style:letter-kerning="false" style:font-name-asian="Calibri1" style:language-asian="en" style:country-asian="US" style:language-complex="ar" style:country-complex="SA"/>
    </style:style>
    <style:style style:name="T12" style:family="text">
      <style:text-properties officeooo:rsid="0026a8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4"/>
      <text:p text:style-name="P3"><text:bookmark-start text:name="_Hlk95926626"/><text:span text:style-name="T8">«Insert Procurement Title» «</text:span><text:bookmark-start text:name="_Hlk115979499"/><text:span text:style-name="T8">Insert Procurement ID</text:span><text:bookmark-end text:name="_Hlk115979499"/><text:span text:style-name="T8">»</text:span></text:p>
      <text:p text:style-name="P1"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2">«Insert Lot id» «Insert Lot Name»</text:p>
      <text:p text:style-name="P22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9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7">Further assessment documents</text:p>
      <text:p text:style-name="P18"/>
      <text:p text:style-name="P15">Pricing schedule</text:p>
      <text:p text:style-name="P10"/>
      <text:p text:style-name="P24"><text:span text:style-name="T11">«</text:span>Insert Pricing schedule»</text:p>
      <text:p text:style-name="P10"/>
      <text:p text:style-name="P17">Terms and conditions</text:p>
      <text:p text:style-name="P17"/>
      <text:p text:style-name="P24"><text:span text:style-name="T11">«</text:span>Insert Terms and conditions»</text:p>
      <text:p text:style-name="P10"/>
      <text:p text:style-name="P16"><text:bookmark-start text:name="_Hlk115980199"/>Assessment Documents<text:bookmark-end text:name="_Hlk115980199"/></text:p>
      <text:p text:style-name="P10"/>
      <text:p text:style-name="P25"><text:span text:style-name="T11">«</text:span>Insert Assessment Docs»</text:p>
      <text:p text:style-name="P18"/>
      <text:p text:style-name="P9"/>
      <text:p text:style-name="P14"><text:span text:style-name="T10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20"/>
      <text:p text:style-name="P20">Failure to comply with any of the instructions may result in your bid being considered non-compliant and rejected.</text:p>
      <text:p text:style-name="P20"/>
      <text:p text:style-name="P20">Your written responses should address the evaluation criteria detailed in the Statement of Requirements (Attachment 1 in the bid pack):</text:p>
      <text:p text:style-name="P31"/>
      <text:p text:style-name="P19"/>
      <text:p text:style-name="P28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6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6">«Insert Time, Date, Month, Year of #<text:span text:style-name="T12">2</text:span>»</text:p>
          </table:table-cell>
        </table:table-row>
        <table:table-row table:style-name="Table4.1">
          <table:table-cell table:style-name="Table4.A1" office:value-type="string">
            <text:p text:style-name="P13">Supplier presentations (if applicable)</text:p>
          </table:table-cell>
          <table:table-cell table:style-name="Table4.A1" office:value-type="string">
            <text:p text:style-name="P26">«Insert Time, Date, Month, Year of #<text:span text:style-name="T12">3</text:span>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6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3">Standstill period (if applicable)</text:p>
          </table:table-cell>
          <table:table-cell table:style-name="Table4.A1" office:value-type="string">
            <text:p text:style-name="P26">«Insert Time, Date, Month, Year of #<text:span text:style-name="T12">5</text:span>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6">«Insert Time, Date, Month, Year of #<text:span text:style-name="T12">6</text:span>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6">«Insert Time, Date, Month, Year of #<text:span text:style-name="T12">7</text:span>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6">«Insert Time, Date, Month, Year of #<text:span text:style-name="T12">8</text:span>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11</meta:editing-cycles>
    <meta:creation-date>2022-09-27T21:32:00</meta:creation-date>
    <dc:date>2022-10-20T18:49:25.844759701</dc:date>
    <meta:editing-duration>PT1H6M53S</meta:editing-duration>
    <meta:generator>LibreOffice/7.3.4.2$MacOSX_X86_64 LibreOffice_project/728fec16bd5f605073805c3c9e7c4212a0120dc5</meta:generator>
    <meta:document-statistic meta:table-count="1" meta:image-count="0" meta:object-count="0" meta:page-count="2" meta:paragraph-count="43" meta:word-count="267" meta:character-count="1768" meta:non-whitespace-character-count="1542"/>
    <meta:user-defined meta:name="AppVersion">16.0000</meta:user-defined>
    <meta:template xlink:type="simple" xlink:actuate="onRequest" xlink:title="Normal" xlink:href=""/>
  </office:meta>
</office:document-meta>
</file>